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rsid="000c3fb1" officeooo:paragraph-rsid="000c3fb1" style:font-size-asian="11pt" style:font-weight-asian="normal" style:font-size-complex="11pt" style:font-weight-complex="normal"/>
    </style:style>
    <style:style style:name="P2" style:family="paragraph" style:parent-style-name="Standard" style:master-page-name="MP0">
      <style:paragraph-properties style:page-number="auto" fo:break-before="page"/>
      <style:text-properties officeooo:rsid="00108a60" officeooo:paragraph-rsid="00108a60"/>
    </style:style>
    <style:style style:name="P3" style:family="paragraph" style:parent-style-name="Standard">
      <style:text-properties officeooo:rsid="00108a60" officeooo:paragraph-rsid="00108a60"/>
    </style:style>
    <style:style style:name="P4" style:family="paragraph" style:parent-style-name="Standard" style:list-style-name="L1">
      <style:text-properties officeooo:rsid="00108a60" officeooo:paragraph-rsid="00108a60"/>
    </style:style>
    <style:style style:name="P5" style:family="paragraph" style:parent-style-name="Standard" style:list-style-name="L1">
      <style:text-properties officeooo:paragraph-rsid="00108a6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08a60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ufgabe 8.3:</text:span></text:p>
      <text:p text:style-name="P3"><text:span text:style-name="T2">Alle Teilaufgaben wurde mit 5 “load” Programmen im Hintergrund ausgeführt. Die virtuellen Kerne der VM wurden ebenso auf 1 reduziert.</text:span></text:p>
      <text:list xml:id="list2579375293" text:style-name="L1">
        <text:list-item>
          <text:p text:style-name="P5"><text:span text:style-name="T3">Starten der lttng sessions mit: lttng create --output ./&lt;folder-name&gt;/trace&lt;date&gt;</text:span></text:p>
        </text:list-item>
        <text:list-item>
          <text:p text:style-name="P4"><text:span text:style-name="T2">Hinzufügen des Kernel scheduler switch Events: lttng enable-event --kernel sched_switch</text:span></text:p>
        </text:list-item>
        <text:list-item>
          <text:p text:style-name="P4"><text:span text:style-name="T2">Aufnehmen der Prioritäts- und Scheduling-Variationen des “main”(10 mal) Programms:</text:span></text:p>
          <text:list>
            <text:list-item>
              <text:list>
                <text:list-item>
                  <text:p text:style-name="P4"><text:span text:style-name="T2">./main</text:span></text:p>
                </text:list-item>
                <text:list-item>
                  <text:p text:style-name="P4"><text:span text:style-name="T2">nice -n 19 ./main</text:span></text:p>
                </text:list-item>
                <text:list-item>
                  <text:p text:style-name="P4"><text:span text:style-name="T2">sudo chrt -r 50 ./main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7-06T18:43:29.113414440</dc:date>
    <meta:editing-cycles>34</meta:editing-cycles>
    <meta:editing-duration>PT1H10M27S</meta:editing-duration>
    <meta:document-statistic meta:table-count="0" meta:image-count="0" meta:object-count="0" meta:page-count="1" meta:paragraph-count="8" meta:word-count="68" meta:character-count="449" meta:non-whitespace-character-count="397"/>
    <meta:template xlink:type="simple" xlink:actuate="onRequest" xlink:title="" xlink:href="../../Praktikum4/Praktikum4.odt/Normal"/>
  </office:meta>
</office:document-meta>
</file>